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611in" fo:margin-left="0in" fo:margin-top="0in" fo:margin-bottom="0in" table:align="left"/>
    </style:style>
    <style:style style:name="Table1.A" style:family="table-column">
      <style:table-column-properties style:column-width="3.7188in"/>
    </style:style>
    <style:style style:name="Table1.B" style:family="table-column">
      <style:table-column-properties style:column-width="2.5417in"/>
    </style:style>
    <style:style style:name="Table1.1" style:family="table-row">
      <style:table-row-properties style:min-row-height="0.3236in" fo:keep-together="auto"/>
    </style:style>
    <style:style style:name="Table1.A1" style:family="table-cell">
      <style:table-cell-properties fo:padding-left="0.0785in" fo:padding-right="0.075in" fo:padding-top="0.0396in" fo:padding-bottom="0in" fo:border="0.5pt solid #000000"/>
    </style:style>
    <style:style style:name="Table1.2" style:family="table-row">
      <style:table-row-properties style:min-row-height="0.316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rebuchet MS" style:font-name-asian="Trebuchet MS1" style:font-name-complex="Trebuchet MS1"/>
    </style:style>
    <style:style style:name="P3" style:family="paragraph" style:parent-style-name="Standard">
      <style:text-properties style:font-name="Trebuchet MS" fo:font-size="10pt" style:font-name-asian="Trebuchet MS1" style:font-size-asian="10pt" style:font-name-complex="Trebuchet MS1" style:font-size-complex="10pt"/>
    </style:style>
    <style:style style:name="P4"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1">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paragraph-properties fo:margin-left="-0.2957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2957in" fo:margin-right="0in" fo:margin-top="0in" fo:margin-bottom="0.0835in" loext:contextual-spacing="false" fo:line-height="115%" fo:text-align="justify" style:justify-single-word="false" fo:keep-together="auto" fo:orphans="2" fo:widows="2" fo:text-indent="0.2957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bold" style:font-name-asian="Calibri1" style:font-size-asian="10.5pt" style:font-style-asian="normal" style:font-weight-asian="bold" style:font-name-complex="Calibri1" style:font-size-complex="10.5pt" style:font-style-complex="normal" style:font-weight-complex="bold"/>
    </style:style>
    <style:style style:name="P8" style:family="paragraph" style:parent-style-name="Standard">
      <style:paragraph-properties fo:margin-left="-0.2957in" fo:margin-right="0in" fo:margin-top="0in" fo:margin-bottom="0.0835in" loext:contextual-spacing="false" fo:line-height="115%" fo:text-align="justify" style:justify-single-word="false" fo:keep-together="auto" fo:orphans="2" fo:widows="2" fo:text-indent="0.2957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11" style:family="paragraph" style:parent-style-name="Standard" style:master-page-name="Standard">
      <style:paragraph-properties fo:text-align="center" style:justify-single-word="false" style:page-number="1"/>
    </style:style>
    <style:style style:name="T1" style:family="text">
      <style:text-properties fo:font-size="20pt"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fo:font-size="12pt" fo:font-weight="bold" style:font-name-asian="Arial1" style:font-size-asian="12pt" style:font-weight-asian="bold" style:font-name-complex="Arial1" style:font-size-complex="12pt" style:font-weight-complex="bold"/>
    </style:style>
    <style:style style:name="T4" style:family="text">
      <style:text-properties style:font-name="Arial" fo:font-size="12pt" fo:font-style="italic" style:text-underline-style="solid" style:text-underline-width="auto" style:text-underline-color="font-color" fo:font-weight="bold" style:font-name-asian="Arial1" style:font-size-asian="12pt" style:font-style-asian="italic" style:font-weight-asian="bold" style:font-name-complex="Arial1" style:font-size-complex="12pt" style:font-style-complex="italic" style:font-weight-complex="bold"/>
    </style:style>
    <style:style style:name="T5" style:family="text">
      <style:text-properties style:font-name="Arial" fo:font-size="12pt" style:font-name-asian="Arial1" style:font-size-asian="12pt"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10.5pt" fo:font-style="normal" style:text-underline-style="none" fo:font-weight="bold" style:font-name-asian="Calibri1" style:font-size-asian="10.5pt" style:font-style-asian="normal" style:font-weight-asian="bold" style:font-name-complex="Calibri1" style:font-size-complex="10.5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9" style:family="text">
      <style:text-properties style:font-name="Trebuchet MS" style:font-name-asian="Trebuchet MS1" style:font-name-complex="Trebuchet MS1"/>
    </style:style>
    <style:style style:name="T10" style:family="text">
      <style:text-properties fo:color="#0000ff" style:font-name="Trebuchet MS" style:font-name-asian="Trebuchet MS1" style:font-name-complex="Trebuchet M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Emergency Procedures</text:span></text:p>
      <text:p text:style-name="P1"><text:span text:style-name="T2">Extra time staff will make every effort to keep the out of school club open, but in </text:span><text:span text:style-name="T3">some exceptional circumstances, we may need to close at short notice.</text:span></text:p>
      <text:p text:style-name="P1"><text:span text:style-name="T4">The following are possible reasons for emergency closure:</text:span></text:p>
      <text:list xml:id="list1992994148" text:style-name="WWNum1">
        <text:list-item>
          <text:p text:style-name="P4"><text:span text:style-name="T6">Emergency alerts from the government – via phone / tablet</text:span></text:p>
        </text:list-item>
        <text:list-item>
          <text:p text:style-name="P4"><text:span text:style-name="T6">Fire or bomb scare/explosions – </text:span></text:p>
        </text:list-item>
        <text:list-item>
          <text:p text:style-name="P4"><text:span text:style-name="T6">Heating system failure – </text:span></text:p>
        </text:list-item>
        <text:list-item>
          <text:p text:style-name="P4"><text:span text:style-name="T6">Poor weather conditions - </text:span></text:p>
        </text:list-item>
        <text:list-item>
          <text:p text:style-name="P4"><text:span text:style-name="T6">Burst water pipes or flooding – </text:span></text:p>
        </text:list-item>
        <text:list-item>
          <text:p text:style-name="P4"><text:span text:style-name="T6">Assault on staff member or child – </text:span></text:p>
        </text:list-item>
        <text:list-item>
          <text:p text:style-name="P4"><text:span text:style-name="T6">Serious accident or illness – </text:span></text:p>
        </text:list-item>
        <text:list-item>
          <text:p text:style-name="P5"><text:span text:style-name="T6">Serious weather conditions –</text:span></text:p>
        </text:list-item>
      </text:list>
      <text:p text:style-name="Standard"><text:span text:style-name="T3">In the event of an emergency alert from the government – </text:span><text:span text:style-name="T5">the staff member on desk duty will be in charge of stopping what they are doing if the phone makes a loud siren – like sound, (this will happen even if the phone is on silent, so other staffs phones may also have the same siren-like sound) the staff on desk duty, will follow the instructions in the alert on the phone. (Which may also have a link to the gov.uk website for more information. (In this case they will have to turn on the mobile data on the telephone) </text:span></text:p>
      <text:p text:style-name="Standard"><text:span text:style-name="T3">In the event of a fire/ bomb scare – </text:span><text:span text:style-name="T5">Staff are to follow the procedures of a fire in these events, which states to get everyone out of the building safely and call the emergency services. </text:span></text:p>
      <text:p text:style-name="Standard"><text:span text:style-name="T5">If staff, <text:s/>are outside in the playground when the siren sounds, staff members are to get the children either to the front of the building if safe to do so, or down to the MUGGA (tennis courts). Confirming via walky talky – which children are with them and if they are safely out of the building.</text:span></text:p>
      <text:p text:style-name="Standard"><text:span text:style-name="T5">If the staff are inside the building when the siren sounds, they are to ensure all of the children are out of the building, communicating via walky talky to ensure the staff outdoors know which children are inside. The fire officer of the session (person on the desk) is to ensure that ALL staff and children are out of the building by taking the register by calling the children and staffs names that are still marked in on the register, and another member of staff is to do a head count of everyone, if someone is missing after the register is taken, they would let the emergency services know if they were unable to re-enter the building prior to the emergency services arriving. Who would then let us know if we will have to go to our place of safety (which is the church hall at the front of the school, however if it is a bomb scare, we would take lead from the emergency services at the time. </text:span></text:p>
      <text:p text:style-name="Standard"><text:span text:style-name="T5">In the event of not being able to get back into the building, parents are to be contacted to come and collect their children. In the mean time we would contact the owner of the church in front of the school to gain access to their church hall until parents could collect their children. Offering them somewhere safe and secure, to enable staff to calm and comfort them in their time of need.</text:span></text:p>
      <text:p text:style-name="Standard"><text:span text:style-name="T3">In the event of the school building having to close for other reasons of health and safety – </text:span><text:span text:style-name="T5">Staff would contact the owner of the church in front of the school to gain access to their church hall until parents could collect their children. Offering them somewhere safe and secure, to enable staff to calm and comfort them in their time of need. Then staff would contact the parents to come to collect their children, if asked whether they would be charged for this session, the answer to this would be yes. .</text:span></text:p>
      <text:p text:style-name="Standard"><text:span text:style-name="T3">In the event of not being able to access the building first thing in a morning due to power failure or a health and safety issue – </text:span><text:span text:style-name="T5">The person in charge of the session would contact the Owner Mandy grosse and the head teacher or caretaker to see how long the premises will be without power etc., then we would put a message on our Facebook page and twitter with details of the closure, as well and Mandy sending a message via text to all parents as well. Stating school would be closed due to health and safety issues. </text:span></text:p>
      <text:p text:style-name="Standard"><text:span text:style-name="T5">Mandy Grosse would need to inform Ofsted, and tell them the reason why the school cannot open, due to the health and safety issues.</text:span></text:p>
      <text:p text:style-name="Standard"><text:span text:style-name="T3">In the event of staffing ratios not able to be met – </text:span><text:span text:style-name="T5">This would only happen in</text:span><text:span text:style-name="T3"> </text:span><text:span text:style-name="T5">a major emergency (E.G. all staff down with a bug), Mandy Grosse will try her utmost to get school staff to cover for that session to enable parents to carry on, if not, she will contact Ofsted to see if we are able to stay open with a minimum amount of staff just for that session offering an explanation of why we are short staffed etc. . <text:s/>Mandy will ensure she contacts the relevant parents for that session explaining the reasons for not opening, and letting parents know that they won’t be charged for the sessions. </text:span></text:p>
      <text:p text:style-name="Standard"><text:span text:style-name="T5">In all of the above events, reports are to be written as soon as possible so we can send copies to Ofsted and early childhood services which should be done within 5 working days, even though a telephone call would be made on the day.. </text:span></text:p>
      <text:p text:style-name="Standard"><text:bookmark text:name="_heading=h.kdf51u3tkvyg"/><text:span text:style-name="T9">Ofsted’s address is: Ofsted, Piccadilly Gate, Store Street, Manchester M1 2WD</text:span></text:p>
      <text:p text:style-name="Standard"><text:span text:style-name="T9">Telephone: 0300 1234666 </text:span></text:p>
      <text:p text:style-name="P2"/>
      <text:p text:style-name="P2"/>
      <text:p text:style-name="P2"><text:soft-page-break/></text:p>
      <text:p text:style-name="P2"/>
      <table:table table:name="Table1" table:style-name="Table1">
        <table:table-column table:style-name="Table1.A"/>
        <table:table-column table:style-name="Table1.B"/>
        <table:table-row table:style-name="Table1.1">
          <table:table-cell table:style-name="Table1.A1" office:value-type="string">
            <text:p text:style-name="Standard"><text:span text:style-name="T9">This policy was reviewed by: mandy Grosse (after receiving a document about emergency alerts from the government, jan 2023)</text:span></text:p>
          </table:table-cell>
          <table:table-cell table:style-name="Table1.A1" office:value-type="string">
            <text:p text:style-name="Standard"><text:span text:style-name="T9">Date: <text:s/>13/01/2025</text:span></text:p>
          </table:table-cell>
        </table:table-row>
        <table:table-row table:style-name="Table1.2">
          <table:table-cell table:style-name="Table1.A1" office:value-type="string">
            <text:p text:style-name="Standard"><text:span text:style-name="T9">To be reviewed: <text:s/>jan 2026</text:span></text:p>
          </table:table-cell>
          <table:table-cell table:style-name="Table1.A1" office:value-type="string">
            <text:p text:style-name="Standard"><text:span text:style-name="T9">Signed:</text:span><text:span text:style-name="T10"> </text:span></text:p>
          </table:table-cell>
        </table:table-row>
      </table:table>
      <text:p text:style-name="P3"/>
      <text:p text:style-name="P6"><text:span text:style-name="T7">I the undersigned: have received a copy of this policy via email, and am signing to say I will adhere to the policy at all times.</text:span></text:p>
      <text:p text:style-name="P7"/>
      <text:p text:style-name="P8"><text:span text:style-name="T7">A Grosse:<text:tab/><text:tab/><text:tab/><text:tab/><text:tab/>date:</text:span></text:p>
      <text:p text:style-name="P7"/>
      <text:p text:style-name="P8"><text:span text:style-name="T7">H.Bailey:<text:tab/><text:tab/><text:tab/><text:tab/><text:tab/>Date:</text:span></text:p>
      <text:p text:style-name="P7"/>
      <text:p text:style-name="P8"><text:span text:style-name="T7">T.Quinn<text:tab/>:<text:tab/> <text:s text:c="59"/>Date:<text:tab/></text:span></text:p>
      <text:p text:style-name="P7"/>
      <text:p text:style-name="P8"><text:span text:style-name="T7">N.Walton: <text:tab/><text:tab/><text:tab/><text:tab/><text:tab/>Date:</text:span></text:p>
      <text:p text:style-name="P7"/>
      <text:p text:style-name="P8"><text:span text:style-name="T7">M. Wright:<text:tab/><text:tab/><text:tab/><text:tab/><text:tab/>Date:</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2" style:display-name="Body Text 2" style:family="paragraph" style:parent-style-name="normal" style:default-outline-level="">
      <style:paragraph-properties fo:margin-top="0in" fo:margin-bottom="0in" loext:contextual-spacing="false" fo:line-height="100%"/>
      <style:text-properties style:font-name="Times New Roman" fo:font-family="'Times New Roman'" style:font-family-generic="roman" style:font-pitch="variable" fo:font-size="18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8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style style:name="ListLabel_20_1" style:display-name="ListLabel 1" style:family="text">
      <style:text-properties style:font-name="Arial" fo:font-family="Arial"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y and procedures for extra time out of school club <text:s text:c="37"/>reviewed Jan 2025 </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3T11:41:00</meta:creation-date>
    <meta:initial-creator>Mandy</meta:initial-creator>
    <meta:document-statistic meta:table-count="1" meta:image-count="0" meta:object-count="0" meta:page-count="2" meta:paragraph-count="34" meta:word-count="979" meta:character-count="5460" meta:non-whitespace-character-count="4375"/>
    <meta:generator>LibreOfficeDev/6.0.5.2$Linux_X86_64 LibreOffice_project/</meta:generator>
  </office:meta>
</office:document-meta>
</file>